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st 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5:41:30.835469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uang, Howard</meta:initial-creator>
    <meta:creation-date>2021-02-27T09:07:17</meta:creation-date>
    <dc:date>2022-07-07T16:04:55.785688835</dc:date>
    <meta:generator>LibreOffice/6.4.7.2$Linux_X86_64 LibreOffice_project/40$Build-2</meta:generator>
    <meta:editing-duration>PT23M56S</meta:editing-duration>
    <meta:editing-cycles>2</meta:editing-cycles>
    <meta:document-statistic meta:table-count="2" meta:cell-count="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